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08a3" officeooo:paragraph-rsid="001d08a3"/>
    </style:style>
    <style:style style:name="P2" style:family="paragraph" style:parent-style-name="Standard">
      <style:text-properties officeooo:rsid="001db036" officeooo:paragraph-rsid="001db036"/>
    </style:style>
    <style:style style:name="P3" style:family="paragraph" style:parent-style-name="Standard">
      <style:text-properties officeooo:rsid="001e8c74" officeooo:paragraph-rsid="001e8c74"/>
    </style:style>
    <style:style style:name="P4" style:family="paragraph" style:parent-style-name="Standard">
      <style:text-properties officeooo:rsid="00203e68" officeooo:paragraph-rsid="00203e68"/>
    </style:style>
    <style:style style:name="P5" style:family="paragraph" style:parent-style-name="Standard">
      <style:text-properties officeooo:rsid="00203e68" officeooo:paragraph-rsid="00203e68"/>
    </style:style>
    <style:style style:name="P6" style:family="paragraph" style:parent-style-name="Standard">
      <style:text-properties officeooo:rsid="00209e6f" officeooo:paragraph-rsid="00209e6f"/>
    </style:style>
    <style:style style:name="P7" style:family="paragraph" style:parent-style-name="Standard">
      <style:text-properties officeooo:rsid="00211087" officeooo:paragraph-rsid="00211087"/>
    </style:style>
    <style:style style:name="T1" style:family="text">
      <style:text-properties officeooo:rsid="001e8c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 que ter um perfil?</text:p>
      <text:p text:style-name="P1"><text:tab/>Manter uma lista de contatos;</text:p>
      <text:p text:style-name="P1"><text:tab/>Encontrar pessoas, por meio de contatos de quem você conhece;</text:p>
      <text:p text:style-name="P1"><text:tab/>Encontrar referências sobre pessoas;</text:p>
      <text:p text:style-name="P1"><text:tab/>Encontrar oportunidades de trabalho ou aperfeiçoamento.</text:p>
      <text:p text:style-name="P1"/>
      <text:p text:style-name="P2">Por que ter um perfil?</text:p>
      <text:p text:style-name="P2"><text:tab/>Divulgar vagas ou assuntos de interesse profissional;</text:p>
      <text:p text:style-name="P2"><text:tab/>Realizar o marketing pessoal digital;</text:p>
      <text:p text:style-name="P2"><text:tab/>Facilitar abusca por empresas;</text:p>
      <text:p text:style-name="P2"><text:tab/>Agilizar a vida social virtual de profissionais.</text:p>
      <text:p text:style-name="P2"/>
      <text:p text:style-name="P2">Criando Conta</text:p>
      <text:p text:style-name="P2"><text:tab/>Preencher os dados</text:p>
      <text:p text:style-name="P2"/>
      <text:p text:style-name="P2">Contas Duplicadas </text:p>
      <text:p text:style-name="P2"><text:tab/>configurações&gt;conta&gt;consolidar contas do linkedin</text:p>
      <text:p text:style-name="P2"/>
      <text:p text:style-name="P3">slideshare</text:p>
      <text:p text:style-name="P3"><text:tab/>menu superios &gt; solucões &gt; slideshare</text:p>
      <text:p text:style-name="P2"/>
      <text:p text:style-name="P2">O que é um perfil forte?</text:p>
      <text:p text:style-name="P2"><text:tab/>Iniciante &gt; intermediário &gt; avançado &gt; especialista &gt; campeão</text:p>
      <text:p text:style-name="P2"><text:tab/>o perfil campeão tem mais oportunidades.</text:p>
      <text:p text:style-name="P2"><text:tab/><text:tab/>Foto</text:p>
      <text:p text:style-name="P2"><text:tab/><text:tab/><text:tab/>Aparência Profissional</text:p>
      <text:p text:style-name="P2"><text:tab/><text:tab/><text:tab/><text:tab/>Atualizar a foto frequentemente.</text:p>
      <text:p text:style-name="P2"><text:tab/><text:tab/>Nome</text:p>
      <text:p text:style-name="P2"><text:tab/><text:tab/><text:tab/>não usar apelidos muito profissional.</text:p>
      <text:p text:style-name="P2"><text:tab/><text:tab/>Título</text:p>
      <text:p text:style-name="P2"><text:tab/><text:tab/><text:tab/>o que você faz e o que oferece ao mercado.</text:p>
      <text:p text:style-name="P2"><text:tab/><text:tab/>Resumo</text:p>
      <text:p text:style-name="P2"><text:tab/><text:tab/><text:tab/>Falar o profissional que você é</text:p>
      <text:p text:style-name="P2"><text:tab/><text:tab/><text:tab/>informar o que características perfil mais informações sobre historicos e <text:tab/><text:tab/><text:tab/><text:tab/>experiência profissional</text:p>
      <text:p text:style-name="P2"><text:tab/><text:tab/>Experiencia</text:p>
      <text:p text:style-name="P2"><text:tab/><text:tab/><text:tab/>Todo Contato profissional</text:p>
      <text:p text:style-name="P2"><text:tab/><text:tab/><text:tab/>Descrição de experiência escrever o que foi você na empresa</text:p>
      <text:p text:style-name="P2"><text:tab/><text:tab/>Formação acadêmica</text:p>
      <text:p text:style-name="P2"><text:tab/><text:tab/><text:tab/>Graduação / curso técnico / ensino escolar</text:p>
      <text:p text:style-name="P2"><text:tab/><text:tab/><text:tab/>Mostrar os destaques</text:p>
      <text:p text:style-name="P2"><text:tab/><text:tab/>Competências</text:p>
      <text:p text:style-name="P2"><text:tab/><text:tab/><text:tab/>Usar palavras chaves <text:span text:style-name="T1">ser mais descritivo</text:span></text:p>
      <text:p text:style-name="P2"><text:tab/><text:tab/>Recomendações</text:p>
      <text:p text:style-name="P2"><text:tab/><text:tab/>Conquistas</text:p>
      <text:p text:style-name="P2"><text:tab/><text:tab/><text:tab/>Conquistas que já teve idiomas</text:p>
      <text:p text:style-name="P2"><text:tab/><text:tab/>Interesses</text:p>
      <text:p text:style-name="P2"><text:tab/><text:tab/>Informações pessoais e de contato</text:p>
      <text:p text:style-name="P2"/>
      <text:p text:style-name="P4">Recomendações</text:p>
      <text:p text:style-name="P4"><text:tab/>Ajuda para pessoas a conseguir um emprego ou a você conseguir um emprego</text:p>
      <text:p text:style-name="P4"/>
      <text:p text:style-name="P4"><text:soft-page-break/>Contados</text:p>
      <text:p text:style-name="P4"><text:tab/>E-mail o que você usa</text:p>
      <text:p text:style-name="P4"><text:tab/>mudar link do perfil</text:p>
      <text:p text:style-name="P4"><text:tab/>endereço recomendação só cidade</text:p>
      <text:p text:style-name="P4"/>
      <text:p text:style-name="P4">Perfil</text:p>
      <text:p text:style-name="P4"><text:tab/>Deixar o perfil publico</text:p>
      <text:p text:style-name="P4"><text:tab/>O quer compartilhar</text:p>
      <text:p text:style-name="P4"/>
      <text:p text:style-name="P4">Outras línguas</text:p>
      <text:p text:style-name="P4"><text:tab/>Para colocar perfil em outras línguas</text:p>
      <text:p text:style-name="P4"/>
      <text:p text:style-name="P6">Importando e exportando contado</text:p>
      <text:p text:style-name="P6"><text:tab/>Para ter um controle melhor sobre os contados para futuras conversas</text:p>
      <text:p text:style-name="P6"/>
      <text:p text:style-name="P7">Enviar e receber convites</text:p>
      <text:p text:style-name="P7"><text:tab/>recomentado aceitar os convites que interessa</text:p>
      <text:p text:style-name="P7"><text:tab/>Ideal ao adicionar um pessoas criar uma nota</text:p>
      <text:p text:style-name="P7"/>
      <text:p text:style-name="P7">Grupos </text:p>
      <text:p text:style-name="P7"><text:tab/>grupos para falar sobre assuntos especificos</text:p>
      <text:p text:style-name="P7"/>
      <text:p text:style-name="P7">Seguindo pessoas</text:p>
      <text:p text:style-name="P7"><text:tab/>conexão para ver tudo que ele posta</text:p>
      <text:p text:style-name="P7"/>
      <text:p text:style-name="P7">Gerenciar conexões</text:p>
      <text:p text:style-name="P7"><text:tab/>Conexão que você pode retirar</text:p>
      <text:p text:style-name="P7"/>
      <text:p text:style-name="P7">Usando inbox</text:p>
      <text:p text:style-name="P7"><text:tab/>conversa no linkedin</text:p>
      <text:p text:style-name="P7"><text:tab/>podendo remover a conversa arquivar criar grupo</text:p>
      <text:p text:style-name="P7"/>
      <text:p text:style-name="P7">visita anonima</text:p>
      <text:p text:style-name="P7"><text:tab/>configurações&gt;privacidade&gt;como outras pessoas visualizam suas atividades do linkedin e escolher entre as opções de modo privado</text:p>
      <text:p text:style-name="P7"/>
      <text:p text:style-name="P7">Busca e alerta de vagas</text:p>
      <text:p text:style-name="P7"><text:tab/>Escolhe o tema região e pode filtras mais e criar alertas para o e-mail</text:p>
      <text:p text:style-name="P7"><text:tab/>pode nas vagas disponiveis</text:p>
      <text:p text:style-name="P7"/>
      <text:p text:style-name="P7">Barra de pesquisa</text:p>
      <text:p text:style-name="P7"><text:tab/>buscar informações e ou ou</text:p>
      <text:p text:style-name="P7"><text:tab/>sempre colocando entre as aspas e a sentença correta</text:p>
      <text:p text:style-name="P7"/>
      <text:p text:style-name="P7">Buscando e seguindo empresas</text:p>
      <text:p text:style-name="P7"><text:tab/>sempre ao seguir mostram no seu feed</text:p>
      <text:p text:style-name="P7"><text:tab/>recomendado ver quantas pessoas seguem e imagem da empresa</text:p>
      <text:p text:style-name="P7"><text:tab/>no pagina da empresa podemos ver as vagas disponíveis</text:p>
      <text:p text:style-name="P7"/>
      <text:p text:style-name="P7">Candidatura simplificada</text:p>
      <text:p text:style-name="P7"><text:tab/>manda o seu perfil direto para a empresa </text:p>
      <text:p text:style-name="P7"><text:tab/>e recomendado o anexo do seu curriculo</text:p>
      <text:p text:style-name="P7"><text:soft-page-break/>Candidatura em outros sites</text:p>
      <text:p text:style-name="P7"><text:tab/>o linkedin de redireciona a site da empresa</text:p>
      <text:p text:style-name="P7"/>
      <text:p text:style-name="P7">Como ser Localizado</text:p>
      <text:p text:style-name="P7"><text:tab/>escolher como privado</text:p>
      <text:p text:style-name="P7"/>
      <text:p text:style-name="P7">Interesse de carreira</text:p>
      <text:p text:style-name="P7"><text:tab/>Colocar o que esta buscando e que a empresas estão buscand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9T08:32:42.431000000</meta:creation-date>
    <meta:generator>LibreOffice/7.4.4.2$Windows_X86_64 LibreOffice_project/85569322deea74ec9134968a29af2df5663baa21</meta:generator>
    <dc:date>2023-01-26T08:26:35.210000000</dc:date>
    <meta:editing-duration>PT2H31M45S</meta:editing-duration>
    <meta:editing-cycles>6</meta:editing-cycles>
    <meta:document-statistic meta:table-count="0" meta:image-count="0" meta:object-count="0" meta:page-count="3" meta:paragraph-count="88" meta:word-count="434" meta:character-count="2901" meta:non-whitespace-character-count="2448"/>
  </office:meta>
</office:document-meta>
</file>